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6666ff" draw:textarea-vertical-align="middle" fo:padding-top="0.134cm" fo:padding-bottom="0.134cm" fo:padding-left="0.259cm" fo:padding-right="0.259cm"/>
    </style:style>
    <style:style style:name="gr2" style:family="graphic" style:parent-style-name="measure">
      <style:graphic-properties svg:stroke-width="0.018cm" draw:marker-start-width="0.227cm" draw:marker-end-width="0.227cm" draw:fill="solid" draw:fill-color="#eeeeee" draw:opacity="95%" draw:textarea-vertical-align="middle" fo:padding-top="0.134cm" fo:padding-bottom="0.134cm" fo:padding-left="0.259cm" fo:padding-right="0.259cm"/>
    </style:style>
    <style:style style:name="gr3" style:family="graphic" style:parent-style-name="measure">
      <style:graphic-properties svg:stroke-width="0.018cm" draw:marker-start-width="0.227cm" draw:marker-end-width="0.227cm" draw:fill="solid" draw:fill-color="#dddddd" draw:opacity="95%" draw:textarea-vertical-align="middle" fo:padding-top="0.134cm" fo:padding-bottom="0.134cm" fo:padding-left="0.259cm" fo:padding-right="0.259cm"/>
    </style:style>
    <style:style style:name="gr4" style:family="graphic" style:parent-style-name="measure">
      <style:graphic-properties svg:stroke-width="0.018cm" draw:marker-start-width="0.227cm" draw:marker-end-width="0.227cm" draw:fill="solid" draw:fill-color="#cccccc" draw:opacity="95%" draw:textarea-vertical-align="middle" fo:padding-top="0.134cm" fo:padding-bottom="0.134cm" fo:padding-left="0.259cm" fo:padding-right="0.259cm"/>
    </style:style>
    <style:style style:name="gr5" style:family="graphic" style:parent-style-name="measure">
      <style:graphic-properties svg:stroke-width="0.018cm" draw:marker-start-width="0.227cm" draw:marker-end-width="0.227cm" draw:fill="solid" draw:fill-color="#b2b2b2" draw:opacity="95%" draw:textarea-vertical-align="middle" fo:padding-top="0.134cm" fo:padding-bottom="0.134cm" fo:padding-left="0.259cm" fo:padding-right="0.259cm"/>
    </style:style>
    <style:style style:name="gr6" style:family="graphic" style:parent-style-name="measure">
      <style:graphic-properties svg:stroke-width="0.018cm" draw:marker-start-width="0.227cm" draw:marker-end-width="0.227cm" draw:fill="solid" draw:fill-color="#99ff66" draw:opacity="100%" draw:opacity-name="" draw:textarea-vertical-align="middle" fo:padding-top="0.134cm" fo:padding-bottom="0.134cm" fo:padding-left="0.259cm" fo:padding-right="0.259cm"/>
    </style:style>
    <style:style style:name="gr7" style:family="graphic" style:parent-style-name="measure">
      <style:graphic-properties svg:stroke-width="0.018cm" draw:marker-start-width="0.227cm" draw:marker-end-width="0.227cm" draw:fill="solid" draw:fill-color="#ff3333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35cm" svg:stroke-color="#6666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measure">
      <style:graphic-properties draw:stroke="none" svg:stroke-color="#000000" draw:fill="none" draw:fill-color="#ffffff" draw:auto-grow-width="true" fo:min-height="0.314cm" fo:min-width="2.885cm"/>
    </style:style>
    <style:style style:name="gr10" style:family="graphic" style:parent-style-name="measure">
      <style:graphic-properties draw:stroke="none" svg:stroke-color="#000000" draw:fill="none" draw:fill-color="#ffffff" draw:auto-grow-width="true" fo:min-height="0.893cm" fo:min-width="1.141cm"/>
    </style:style>
    <style:style style:name="gr11" style:family="graphic" style:parent-style-name="measure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measure">
      <style:graphic-properties svg:stroke-width="0.035cm" draw:marker-start-width="0.252cm" draw:marker-end-width="0.252cm" draw:fill="solid" draw:fill-color="#99ff66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4" style:family="graphic" style:parent-style-name="measure">
      <style:graphic-properties draw:fill="solid" draw:fill-color="#eeeeee" draw:textarea-horizontal-align="justify" draw:textarea-vertical-align="middle" draw:auto-grow-height="false" fo:min-height="0cm" fo:min-width="0cm"/>
    </style:style>
    <style:style style:name="gr15" style:family="graphic" style:parent-style-name="measure">
      <style:graphic-properties draw:fill="solid" draw:fill-color="#dddddd" draw:textarea-horizontal-align="justify" draw:textarea-vertical-align="middle" draw:auto-grow-height="false" fo:min-height="0cm" fo:min-width="0cm"/>
    </style:style>
    <style:style style:name="gr16" style:family="graphic" style:parent-style-name="measure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7" style:family="graphic" style:parent-style-name="measure">
      <style:graphic-properties draw:fill="solid" draw:fill-color="#b2b2b2" draw:textarea-horizontal-align="justify" draw:textarea-vertical-align="middle" draw:auto-grow-height="false" fo:min-height="0cm" fo:min-width="0cm"/>
    </style:style>
    <style:style style:name="gr18" style:family="graphic" style:parent-style-name="measure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measure">
      <style:graphic-properties draw:stroke="none" svg:stroke-color="#000000" draw:fill="none" draw:fill-color="#ffffff" draw:auto-grow-height="false" draw:auto-grow-width="true" fo:min-height="0.893cm" fo:min-width="1.276cm"/>
    </style:style>
    <style:style style:name="gr23" style:family="graphic" style:parent-style-name="measure">
      <style:graphic-properties draw:stroke="none" svg:stroke-color="#000000" draw:fill="none" draw:fill-color="#ffffff" draw:auto-grow-width="true" fo:min-height="0.505cm" fo:min-width="0.84cm"/>
    </style:style>
    <style:style style:name="gr24" style:family="graphic" style:parent-style-name="measure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measure">
      <style:graphic-properties draw:stroke="none" svg:stroke-color="#000000" draw:fill="none" draw:fill-color="#ffffff" draw:auto-grow-width="true" fo:min-height="0.471cm" fo:min-width="2.212cm"/>
    </style:style>
    <style:style style:name="gr26" style:family="graphic" style:parent-style-name="measure">
      <style:graphic-properties draw:stroke="none" svg:stroke-color="#000000" draw:fill="none" draw:fill-color="#ffffff" draw:auto-grow-height="true" draw:auto-grow-width="true" fo:min-height="0.239cm" fo:min-width="1.217cm"/>
    </style:style>
    <style:style style:name="gr27" style:family="graphic" style:parent-style-name="measure">
      <style:graphic-properties draw:stroke="none" svg:stroke-color="#000000" draw:fill="none" draw:fill-color="#ffffff" draw:auto-grow-height="false" draw:auto-grow-width="true" fo:min-height="0.893cm" fo:min-width="1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family="'Courier New'" style:font-family-generic="modern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Arial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family="'Courier New'" style:font-family-generic="modern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1.27cm" svg:x="3.159cm" svg:y="3.432cm">
          <text:p/>
        </draw:rect>
        <draw:rect draw:style-name="gr2" draw:text-style-name="P1" draw:layer="layout" svg:width="0.19cm" svg:height="0.191cm" svg:x="3.276cm" svg:y="3.529cm">
          <text:p/>
        </draw:rect>
        <draw:rect draw:style-name="gr3" draw:text-style-name="P1" draw:layer="layout" svg:width="0.19cm" svg:height="0.191cm" svg:x="3.466cm" svg:y="3.529cm">
          <text:p/>
        </draw:rect>
        <draw:rect draw:style-name="gr4" draw:text-style-name="P1" draw:layer="layout" svg:width="0.19cm" svg:height="0.191cm" svg:x="3.276cm" svg:y="3.719cm">
          <text:p/>
        </draw:rect>
        <draw:rect draw:style-name="gr5" draw:text-style-name="P1" draw:layer="layout" svg:width="0.19cm" svg:height="0.191cm" svg:x="3.466cm" svg:y="3.719cm">
          <text:p/>
        </draw:rect>
        <draw:rect draw:style-name="gr2" draw:text-style-name="P1" draw:layer="layout" svg:width="0.19cm" svg:height="0.191cm" svg:x="3.276cm" svg:y="4.154cm">
          <text:p/>
        </draw:rect>
        <draw:rect draw:style-name="gr3" draw:text-style-name="P1" draw:layer="layout" svg:width="0.19cm" svg:height="0.191cm" svg:x="3.466cm" svg:y="4.154cm">
          <text:p/>
        </draw:rect>
        <draw:rect draw:style-name="gr4" draw:text-style-name="P1" draw:layer="layout" svg:width="0.19cm" svg:height="0.191cm" svg:x="3.276cm" svg:y="4.344cm">
          <text:p/>
        </draw:rect>
        <draw:rect draw:style-name="gr5" draw:text-style-name="P1" draw:layer="layout" svg:width="0.19cm" svg:height="0.191cm" svg:x="3.466cm" svg:y="4.344cm">
          <text:p/>
        </draw:rect>
        <draw:rect draw:style-name="gr6" draw:text-style-name="P2" draw:layer="layout" svg:width="0.477cm" svg:height="1.016cm" svg:x="3.762cm" svg:y="3.527cm">
          <text:p/>
        </draw:rect>
        <draw:rect draw:style-name="gr1" draw:text-style-name="P1" draw:layer="layout" svg:width="1.143cm" svg:height="1.27cm" svg:x="3.16cm" svg:y="4.932cm">
          <text:p/>
        </draw:rect>
        <draw:rect draw:style-name="gr2" draw:text-style-name="P1" draw:layer="layout" svg:width="0.19cm" svg:height="0.191cm" svg:x="3.277cm" svg:y="5.029cm">
          <text:p/>
        </draw:rect>
        <draw:rect draw:style-name="gr3" draw:text-style-name="P1" draw:layer="layout" svg:width="0.19cm" svg:height="0.191cm" svg:x="3.467cm" svg:y="5.029cm">
          <text:p/>
        </draw:rect>
        <draw:rect draw:style-name="gr4" draw:text-style-name="P1" draw:layer="layout" svg:width="0.19cm" svg:height="0.191cm" svg:x="3.277cm" svg:y="5.219cm">
          <text:p/>
        </draw:rect>
        <draw:rect draw:style-name="gr5" draw:text-style-name="P1" draw:layer="layout" svg:width="0.19cm" svg:height="0.191cm" svg:x="3.467cm" svg:y="5.219cm">
          <text:p/>
        </draw:rect>
        <draw:rect draw:style-name="gr2" draw:text-style-name="P1" draw:layer="layout" svg:width="0.19cm" svg:height="0.191cm" svg:x="3.277cm" svg:y="5.654cm">
          <text:p/>
        </draw:rect>
        <draw:rect draw:style-name="gr3" draw:text-style-name="P1" draw:layer="layout" svg:width="0.19cm" svg:height="0.191cm" svg:x="3.467cm" svg:y="5.654cm">
          <text:p/>
        </draw:rect>
        <draw:rect draw:style-name="gr4" draw:text-style-name="P1" draw:layer="layout" svg:width="0.19cm" svg:height="0.191cm" svg:x="3.277cm" svg:y="5.844cm">
          <text:p/>
        </draw:rect>
        <draw:rect draw:style-name="gr5" draw:text-style-name="P1" draw:layer="layout" svg:width="0.19cm" svg:height="0.191cm" svg:x="3.467cm" svg:y="5.844cm">
          <text:p/>
        </draw:rect>
        <draw:rect draw:style-name="gr6" draw:text-style-name="P2" draw:layer="layout" svg:width="0.477cm" svg:height="1.016cm" svg:x="3.763cm" svg:y="5.027cm">
          <text:p/>
        </draw:rect>
        <draw:rect draw:style-name="gr1" draw:text-style-name="P1" draw:layer="layout" svg:width="1.143cm" svg:height="1.27cm" svg:x="3.16cm" svg:y="1.932cm">
          <text:p/>
        </draw:rect>
        <draw:rect draw:style-name="gr2" draw:text-style-name="P1" draw:layer="layout" svg:width="0.19cm" svg:height="0.191cm" svg:x="3.277cm" svg:y="2.029cm">
          <text:p/>
        </draw:rect>
        <draw:rect draw:style-name="gr3" draw:text-style-name="P1" draw:layer="layout" svg:width="0.19cm" svg:height="0.191cm" svg:x="3.467cm" svg:y="2.029cm">
          <text:p/>
        </draw:rect>
        <draw:rect draw:style-name="gr4" draw:text-style-name="P1" draw:layer="layout" svg:width="0.19cm" svg:height="0.191cm" svg:x="3.277cm" svg:y="2.219cm">
          <text:p/>
        </draw:rect>
        <draw:rect draw:style-name="gr5" draw:text-style-name="P1" draw:layer="layout" svg:width="0.19cm" svg:height="0.191cm" svg:x="3.467cm" svg:y="2.219cm">
          <text:p/>
        </draw:rect>
        <draw:rect draw:style-name="gr2" draw:text-style-name="P1" draw:layer="layout" svg:width="0.19cm" svg:height="0.191cm" svg:x="3.277cm" svg:y="2.654cm">
          <text:p/>
        </draw:rect>
        <draw:rect draw:style-name="gr3" draw:text-style-name="P1" draw:layer="layout" svg:width="0.19cm" svg:height="0.191cm" svg:x="3.467cm" svg:y="2.654cm">
          <text:p/>
        </draw:rect>
        <draw:rect draw:style-name="gr4" draw:text-style-name="P1" draw:layer="layout" svg:width="0.19cm" svg:height="0.191cm" svg:x="3.277cm" svg:y="2.844cm">
          <text:p/>
        </draw:rect>
        <draw:rect draw:style-name="gr5" draw:text-style-name="P1" draw:layer="layout" svg:width="0.19cm" svg:height="0.191cm" svg:x="3.467cm" svg:y="2.844cm">
          <text:p/>
        </draw:rect>
        <draw:rect draw:style-name="gr6" draw:text-style-name="P2" draw:layer="layout" svg:width="0.477cm" svg:height="1.016cm" svg:x="3.763cm" svg:y="2.027cm">
          <text:p/>
        </draw:rect>
        <draw:rect draw:style-name="gr1" draw:text-style-name="P1" draw:layer="layout" svg:width="1.143cm" svg:height="1.27cm" svg:x="3.16cm" svg:y="6.432cm">
          <text:p/>
        </draw:rect>
        <draw:rect draw:style-name="gr2" draw:text-style-name="P1" draw:layer="layout" svg:width="0.19cm" svg:height="0.191cm" svg:x="3.277cm" svg:y="6.529cm">
          <text:p/>
        </draw:rect>
        <draw:rect draw:style-name="gr3" draw:text-style-name="P1" draw:layer="layout" svg:width="0.19cm" svg:height="0.191cm" svg:x="3.467cm" svg:y="6.529cm">
          <text:p/>
        </draw:rect>
        <draw:rect draw:style-name="gr4" draw:text-style-name="P1" draw:layer="layout" svg:width="0.19cm" svg:height="0.191cm" svg:x="3.277cm" svg:y="6.719cm">
          <text:p/>
        </draw:rect>
        <draw:rect draw:style-name="gr5" draw:text-style-name="P1" draw:layer="layout" svg:width="0.19cm" svg:height="0.191cm" svg:x="3.467cm" svg:y="6.719cm">
          <text:p/>
        </draw:rect>
        <draw:rect draw:style-name="gr2" draw:text-style-name="P1" draw:layer="layout" svg:width="0.19cm" svg:height="0.191cm" svg:x="3.277cm" svg:y="7.154cm">
          <text:p/>
        </draw:rect>
        <draw:rect draw:style-name="gr3" draw:text-style-name="P1" draw:layer="layout" svg:width="0.19cm" svg:height="0.191cm" svg:x="3.467cm" svg:y="7.154cm">
          <text:p/>
        </draw:rect>
        <draw:rect draw:style-name="gr4" draw:text-style-name="P1" draw:layer="layout" svg:width="0.19cm" svg:height="0.191cm" svg:x="3.277cm" svg:y="7.344cm">
          <text:p/>
        </draw:rect>
        <draw:rect draw:style-name="gr5" draw:text-style-name="P1" draw:layer="layout" svg:width="0.19cm" svg:height="0.191cm" svg:x="3.467cm" svg:y="7.344cm">
          <text:p/>
        </draw:rect>
        <draw:rect draw:style-name="gr6" draw:text-style-name="P2" draw:layer="layout" svg:width="0.477cm" svg:height="1.016cm" svg:x="3.763cm" svg:y="6.527cm">
          <text:p/>
        </draw:rect>
        <draw:rect draw:style-name="gr7" draw:text-style-name="P1" draw:layer="layout" svg:width="0.127cm" svg:height="5.766cm" svg:x="5.064cm" svg:y="1.932cm">
          <text:p/>
        </draw:rect>
        <draw:line draw:style-name="gr8" draw:text-style-name="P1" draw:layer="layout" svg:x1="4.302cm" svg:y1="2.533cm" svg:x2="5.064cm" svg:y2="2.533cm">
          <text:p/>
        </draw:line>
        <draw:line draw:style-name="gr8" draw:text-style-name="P1" draw:layer="layout" svg:x1="4.302cm" svg:y1="3.987cm" svg:x2="5.064cm" svg:y2="3.987cm">
          <text:p/>
        </draw:line>
        <draw:line draw:style-name="gr8" draw:text-style-name="P1" draw:layer="layout" svg:x1="4.302cm" svg:y1="5.517cm" svg:x2="5.064cm" svg:y2="5.517cm">
          <text:p/>
        </draw:line>
        <draw:line draw:style-name="gr8" draw:text-style-name="P1" draw:layer="layout" svg:x1="4.302cm" svg:y1="7.003cm" svg:x2="5.064cm" svg:y2="7.003cm">
          <text:p/>
        </draw:line>
        <draw:frame draw:style-name="gr9" draw:text-style-name="P3" draw:layer="layout" svg:width="3.385cm" svg:height="0.564cm" draw:transform="rotate (1.5707963267946) translate (5.176cm 6.503cm)">
          <draw:text-box>
            <text:p text:style-name="P1"><text:span text:style-name="T1">MPI Node Interconnect</text:span></text:p>
          </draw:text-box>
        </draw:frame>
        <draw:frame draw:style-name="gr10" draw:text-style-name="P2" draw:layer="layout" svg:width="1.641cm" svg:height="1.143cm" svg:x="1.508cm" svg:y="1.993cm">
          <draw:text-box>
            <text:p text:style-name="P1"><text:span text:style-name="T2">SMP </text:span></text:p>
            <text:p text:style-name="P1"><text:span text:style-name="T2">Node 1</text:span></text:p>
          </draw:text-box>
        </draw:frame>
        <draw:frame draw:style-name="gr10" draw:text-style-name="P2" draw:layer="layout" svg:width="1.641cm" svg:height="1.143cm" svg:x="1.509cm" svg:y="3.494cm">
          <draw:text-box>
            <text:p text:style-name="P1"><text:span text:style-name="T2">SMP </text:span></text:p>
            <text:p text:style-name="P1"><text:span text:style-name="T2">Node 2</text:span></text:p>
          </draw:text-box>
        </draw:frame>
        <draw:frame draw:style-name="gr10" draw:text-style-name="P2" draw:layer="layout" svg:width="1.641cm" svg:height="1.143cm" svg:x="1.509cm" svg:y="4.994cm">
          <draw:text-box>
            <text:p text:style-name="P1"><text:span text:style-name="T2">SMP </text:span></text:p>
            <text:p text:style-name="P1"><text:span text:style-name="T2">Node 3</text:span></text:p>
          </draw:text-box>
        </draw:frame>
        <draw:frame draw:style-name="gr10" draw:text-style-name="P2" draw:layer="layout" svg:width="1.641cm" svg:height="1.143cm" svg:x="1.509cm" svg:y="6.494cm">
          <draw:text-box>
            <text:p text:style-name="P1"><text:span text:style-name="T2">SMP </text:span></text:p>
            <text:p text:style-name="P1"><text:span text:style-name="T2">Node 4</text:span></text:p>
          </draw:text-box>
        </draw:frame>
        <draw:line draw:style-name="gr8" draw:text-style-name="P1" draw:layer="layout" svg:x1="4.302cm" svg:y1="2.589cm" svg:x2="5.064cm" svg:y2="2.589cm">
          <text:p/>
        </draw:line>
        <draw:line draw:style-name="gr8" draw:text-style-name="P1" draw:layer="layout" svg:x1="4.302cm" svg:y1="4.039cm" svg:x2="5.064cm" svg:y2="4.039cm">
          <text:p/>
        </draw:line>
        <draw:line draw:style-name="gr8" draw:text-style-name="P1" draw:layer="layout" svg:x1="4.302cm" svg:y1="5.572cm" svg:x2="5.064cm" svg:y2="5.572cm">
          <text:p/>
        </draw:line>
        <draw:line draw:style-name="gr8" draw:text-style-name="P1" draw:layer="layout" svg:x1="4.302cm" svg:y1="7.059cm" svg:x2="5.064cm" svg:y2="7.059cm">
          <text:p/>
        </draw:line>
        <draw:custom-shape draw:style-name="gr11" draw:text-style-name="P1" draw:layer="layout" svg:width="2.159cm" svg:height="0.762cm" svg:x="7.387cm" svg:y="4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1" xml:id="id2" draw:id="id2" draw:layer="layout" svg:width="1.88cm" svg:height="3.048cm" svg:x="10.921cm" svg:y="4.515cm">
          <text:p/>
        </draw:rect>
        <draw:custom-shape draw:style-name="gr13" draw:text-style-name="P5" draw:layer="layout" svg:width="0.775cm" svg:height="0.258cm" svg:x="11.473cm" svg:y="5.169cm">
          <text:p text:style-name="P4"><text:span text:style-name="T3">rfs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01cm" svg:x="11.279cm" svg:y="5.738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775cm" svg:height="0.258cm" svg:x="11.473cm" svg:y="7.16cm">
          <text:p text:style-name="P4"><text:span text:style-name="T5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cm" svg:x="11.279cm" svg:y="6.471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13cm" svg:height="0.232cm" svg:x="11.279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3cm" svg:height="0.232cm" svg:x="11.42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1.56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9cm" svg:height="0.232cm" svg:x="11.70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129cm" svg:height="0.232cm" svg:x="11.84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29cm" svg:height="0.232cm" svg:x="11.989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2.13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8cm" svg:height="0.232cm" svg:x="12.274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1.796cm" svg:y="6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1.796cm" svg:y="5.4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xml:id="id3" draw:id="id3" draw:layer="layout" svg:width="1.655cm" svg:height="0.892cm" svg:x="13.065cm" svg:y="2.94cm">
          <text:p text:style-name="P4"><text:span text:style-name="T6">MPI</text:span></text:p>
          <text:p text:style-name="P4"><text:span text:style-name="T6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xml:id="id4" draw:id="id4" draw:layer="layout" svg:width="1.88cm" svg:height="3.048cm" svg:x="12.953cm" svg:y="4.515cm">
          <text:p/>
        </draw:rect>
        <draw:custom-shape draw:style-name="gr13" draw:text-style-name="P5" draw:layer="layout" svg:width="0.775cm" svg:height="0.258cm" svg:x="13.505cm" svg:y="5.169cm">
          <text:p text:style-name="P4"><text:span text:style-name="T3">rfs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01cm" svg:x="13.311cm" svg:y="5.738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775cm" svg:height="0.258cm" svg:x="13.505cm" svg:y="7.16cm">
          <text:p text:style-name="P4"><text:span text:style-name="T5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cm" svg:x="13.311cm" svg:y="6.471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13cm" svg:height="0.232cm" svg:x="13.31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3cm" svg:height="0.232cm" svg:x="13.453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3.59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9cm" svg:height="0.232cm" svg:x="13.73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129cm" svg:height="0.232cm" svg:x="13.879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29cm" svg:height="0.232cm" svg:x="14.02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4.163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8cm" svg:height="0.232cm" svg:x="14.306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3.828cm" svg:y="6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3.828cm" svg:y="5.4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xml:id="id5" draw:id="id5" draw:layer="layout" svg:width="1.655cm" svg:height="0.892cm" svg:x="15.097cm" svg:y="2.94cm">
          <text:p text:style-name="P4"><text:span text:style-name="T6">MPI</text:span></text:p>
          <text:p text:style-name="P4"><text:span text:style-name="T6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xml:id="id6" draw:id="id6" draw:layer="layout" svg:width="1.88cm" svg:height="3.048cm" svg:x="14.985cm" svg:y="4.515cm">
          <text:p/>
        </draw:rect>
        <draw:custom-shape draw:style-name="gr13" draw:text-style-name="P5" draw:layer="layout" svg:width="0.775cm" svg:height="0.258cm" svg:x="15.537cm" svg:y="5.169cm">
          <text:p text:style-name="P4"><text:span text:style-name="T3">rfs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01cm" svg:x="15.343cm" svg:y="5.738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775cm" svg:height="0.258cm" svg:x="15.537cm" svg:y="7.16cm">
          <text:p text:style-name="P4"><text:span text:style-name="T5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cm" svg:x="15.343cm" svg:y="6.471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13cm" svg:height="0.232cm" svg:x="15.343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3cm" svg:height="0.232cm" svg:x="15.48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5.629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9cm" svg:height="0.232cm" svg:x="15.769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129cm" svg:height="0.232cm" svg:x="15.91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29cm" svg:height="0.232cm" svg:x="16.053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6.19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8cm" svg:height="0.232cm" svg:x="16.338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5.86cm" svg:y="6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5.86cm" svg:y="5.4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xml:id="id7" draw:id="id7" draw:layer="layout" svg:width="1.655cm" svg:height="0.892cm" svg:x="17.129cm" svg:y="2.94cm">
          <text:p text:style-name="P4"><text:span text:style-name="T6">MPI</text:span></text:p>
          <text:p text:style-name="P4"><text:span text:style-name="T6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xml:id="id8" draw:id="id8" draw:layer="layout" svg:width="1.88cm" svg:height="3.048cm" svg:x="17.017cm" svg:y="4.515cm">
          <text:p/>
        </draw:rect>
        <draw:custom-shape draw:style-name="gr13" draw:text-style-name="P5" draw:layer="layout" svg:width="0.775cm" svg:height="0.258cm" svg:x="17.569cm" svg:y="5.169cm">
          <text:p text:style-name="P4"><text:span text:style-name="T3">rfs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01cm" svg:x="17.375cm" svg:y="5.738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775cm" svg:height="0.258cm" svg:x="17.569cm" svg:y="7.16cm">
          <text:p text:style-name="P4"><text:span text:style-name="T5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.162cm" svg:height="0.4cm" svg:x="17.375cm" svg:y="6.471cm">
          <text:p text:style-name="P4"><text:span text:style-name="T4">[C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13cm" svg:height="0.232cm" svg:x="17.37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3cm" svg:height="0.232cm" svg:x="17.51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7.66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9cm" svg:height="0.232cm" svg:x="17.801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0.129cm" svg:height="0.232cm" svg:x="17.943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0.129cm" svg:height="0.232cm" svg:x="18.085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129cm" svg:height="0.232cm" svg:x="18.22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128cm" svg:height="0.232cm" svg:x="18.37cm" svg:y="6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7.892cm" svg:y="6.9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129cm" svg:height="0.232cm" svg:x="17.892cm" svg:y="5.4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xml:id="id1" draw:id="id1" draw:layer="layout" svg:width="1.655cm" svg:height="0.892cm" svg:x="11.034cm" svg:y="2.933cm">
          <text:p text:style-name="P4"><text:span text:style-name="T6">MPI</text:span></text:p>
          <text:p text:style-name="P4"><text:span text:style-name="T6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452cm" svg:height="0.892cm" svg:x="13.675cm" svg:y="0.778cm">
          <text:p text:style-name="P4"><text:span text:style-name="T6">MPI</text:span></text:p>
          <text:p text:style-name="P4"><text:span text:style-name="T6">INITI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452cm" svg:height="0.892cm" svg:x="13.682cm" svg:y="8.822cm">
          <text:p text:style-name="P4"><text:span text:style-name="T6">MPI</text:span></text:p>
          <text:p text:style-name="P4"><text:span text:style-name="T6">FIN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1.86cm" svg:y1="2.305cm" svg:x2="17.956cm" svg:y2="2.305cm">
          <text:p/>
        </draw:line>
        <draw:connector draw:style-name="gr20" draw:text-style-name="P1" draw:layer="layout" svg:x1="11.861cm" svg:y1="3.825cm" svg:x2="11.861cm" svg:y2="4.515cm" draw:start-shape="id1" draw:start-glue-point="2" draw:end-shape="id2" draw:end-glue-point="0" svg:d="M11861 3825v690">
          <text:p/>
        </draw:connector>
        <draw:connector draw:style-name="gr21" draw:text-style-name="P1" draw:layer="layout" svg:x1="13.892cm" svg:y1="3.832cm" svg:x2="13.893cm" svg:y2="4.515cm" draw:start-shape="id3" draw:start-glue-point="2" draw:end-shape="id4" draw:end-glue-point="0" svg:d="M13892 3832v342h1v341">
          <text:p/>
        </draw:connector>
        <draw:connector draw:style-name="gr20" draw:text-style-name="P1" draw:layer="layout" svg:x1="15.924cm" svg:y1="3.832cm" svg:x2="15.925cm" svg:y2="4.515cm" draw:start-shape="id5" draw:start-glue-point="2" draw:end-shape="id6" draw:end-glue-point="0" svg:d="M15924 3832v342h1v341">
          <text:p/>
        </draw:connector>
        <draw:connector draw:style-name="gr20" draw:text-style-name="P1" draw:layer="layout" svg:x1="17.956cm" svg:y1="3.832cm" svg:x2="17.957cm" svg:y2="4.515cm" draw:start-shape="id7" draw:start-glue-point="2" draw:end-shape="id8" draw:end-glue-point="0" svg:d="M17956 3832v342h1v341">
          <text:p/>
        </draw:connector>
        <draw:line draw:style-name="gr20" draw:text-style-name="P1" draw:layer="layout" svg:x1="11.86cm" svg:y1="2.305cm" svg:x2="11.86cm" svg:y2="2.94cm">
          <text:p/>
        </draw:line>
        <draw:line draw:style-name="gr20" draw:text-style-name="P1" draw:layer="layout" svg:x1="17.956cm" svg:y1="2.305cm" svg:x2="17.956cm" svg:y2="2.94cm">
          <text:p/>
        </draw:line>
        <draw:line draw:style-name="gr20" draw:text-style-name="P1" draw:layer="layout" svg:x1="13.892cm" svg:y1="2.305cm" svg:x2="13.892cm" svg:y2="2.94cm">
          <text:p/>
        </draw:line>
        <draw:line draw:style-name="gr20" draw:text-style-name="P1" draw:layer="layout" svg:x1="15.924cm" svg:y1="2.305cm" svg:x2="15.924cm" svg:y2="2.94cm">
          <text:p/>
        </draw:line>
        <draw:line draw:style-name="gr20" draw:text-style-name="P1" draw:layer="layout" svg:x1="14.908cm" svg:y1="1.67cm" svg:x2="14.908cm" svg:y2="2.305cm">
          <text:p/>
        </draw:line>
        <draw:line draw:style-name="gr20" draw:text-style-name="P1" draw:layer="layout" svg:x1="11.86cm" svg:y1="7.597cm" svg:x2="11.86cm" svg:y2="8.232cm">
          <text:p/>
        </draw:line>
        <draw:line draw:style-name="gr20" draw:text-style-name="P1" draw:layer="layout" svg:x1="17.956cm" svg:y1="7.597cm" svg:x2="17.956cm" svg:y2="8.232cm">
          <text:p/>
        </draw:line>
        <draw:line draw:style-name="gr20" draw:text-style-name="P1" draw:layer="layout" svg:x1="13.892cm" svg:y1="7.597cm" svg:x2="13.892cm" svg:y2="8.232cm">
          <text:p/>
        </draw:line>
        <draw:line draw:style-name="gr20" draw:text-style-name="P1" draw:layer="layout" svg:x1="15.924cm" svg:y1="7.597cm" svg:x2="15.924cm" svg:y2="8.232cm">
          <text:p/>
        </draw:line>
        <draw:line draw:style-name="gr19" draw:text-style-name="P1" draw:layer="layout" svg:x1="11.86cm" svg:y1="8.205cm" svg:x2="17.956cm" svg:y2="8.205cm">
          <text:p/>
        </draw:line>
        <draw:line draw:style-name="gr20" draw:text-style-name="P1" draw:layer="layout" svg:x1="14.908cm" svg:y1="8.193cm" svg:x2="14.908cm" svg:y2="8.828cm">
          <text:p/>
        </draw:line>
        <draw:frame draw:style-name="gr22" draw:text-style-name="P9" draw:layer="layout" svg:width="1.776cm" svg:height="0.407cm" svg:x="10.97cm" svg:y="4.546cm">
          <draw:text-box>
            <text:p text:style-name="P1"><text:span text:style-name="T7">Slave Node 1</text:span></text:p>
          </draw:text-box>
        </draw:frame>
        <draw:frame draw:style-name="gr23" draw:text-style-name="P9" draw:layer="layout" svg:width="1.34cm" svg:height="0.755cm" svg:x="9.59cm" svg:y="5.495cm">
          <draw:text-box>
            <text:p text:style-name="P1"><text:span text:style-name="T7">OpenMP</text:span></text:p>
            <text:p text:style-name="P1"><text:span text:style-name="T7">threads</text:span></text:p>
          </draw:text-box>
        </draw:frame>
        <draw:rect draw:style-name="gr24" draw:text-style-name="P1" draw:layer="layout" svg:width="4.445cm" svg:height="6.985cm" svg:x="1.508cm" svg:y="1.297cm">
          <text:p/>
        </draw:rect>
        <draw:frame draw:style-name="gr25" draw:text-style-name="P10" draw:layer="layout" svg:width="2.712cm" svg:height="0.721cm" svg:x="2.476cm" svg:y="8.437cm">
          <draw:text-box>
            <text:p text:style-name="P1"><text:span text:style-name="T8">MPI Cluster</text:span></text:p>
          </draw:text-box>
        </draw:frame>
        <draw:frame draw:style-name="gr26" draw:text-style-name="P9" draw:layer="layout" svg:width="1.717cm" svg:height="0.489cm" svg:x="14.011cm" svg:y="0.227cm">
          <draw:text-box>
            <text:p text:style-name="P1"><text:span text:style-name="T7">Master Node</text:span></text:p>
          </draw:text-box>
        </draw:frame>
        <draw:frame draw:style-name="gr27" draw:text-style-name="P9" draw:layer="layout" svg:width="1.777cm" svg:height="0.407cm" svg:x="13cm" svg:y="4.547cm">
          <draw:text-box>
            <text:p text:style-name="P1"><text:span text:style-name="T7">Slave Node 2</text:span></text:p>
          </draw:text-box>
        </draw:frame>
        <draw:frame draw:style-name="gr22" draw:text-style-name="P9" draw:layer="layout" svg:width="1.776cm" svg:height="0.407cm" svg:x="15.04cm" svg:y="4.547cm">
          <draw:text-box>
            <text:p text:style-name="P1"><text:span text:style-name="T7">Slave Node 3</text:span></text:p>
          </draw:text-box>
        </draw:frame>
        <draw:frame draw:style-name="gr22" draw:text-style-name="P9" draw:layer="layout" svg:width="1.776cm" svg:height="0.407cm" svg:x="17.07cm" svg:y="4.547cm">
          <draw:text-box>
            <text:p text:style-name="P1"><text:span text:style-name="T7">Slave Node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3T12:04:17</dc:date>
    <dc:creator>Udaya Kogalur</dc:creator>
    <meta:editing-duration>P19DT7H25M41S</meta:editing-duration>
    <meta:editing-cycles>57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145"/>
  </office:meta>
</office:document-meta>
</file>